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02cm" svg:stroke-color="#ff950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000000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color="#000000" fo:font-weight="normal" style:font-weight-asian="normal" style:font-weight-complex="normal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9" draw:id="id19" draw:layer="layout" svg:width="0.99cm" svg:height="0.962cm" svg:x="8.308cm" svg:y="7.958cm">
          <draw:text-box>
            <text:p text:style-name="P3"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3" draw:id="id3" draw:layer="layout" svg:width="0.99cm" svg:height="0.962cm" svg:x="11.108cm" svg:y="11.36cm">
          <draw:text-box>
            <text:p text:style-name="P3"><text:span text:style-name="T2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6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6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9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8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8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8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99cm" svg:height="0.962cm" svg:x="14.008cm" svg:y="4.559cm">
          <draw:text-box>
            <text:p text:style-name="P3"><text:span text:style-name="T2">7</text:span></text:p>
          </draw:text-box>
        </draw:frame>
        <draw:custom-shape draw:style-name="gr10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xml:id="id21" draw:id="id21" draw:layer="layout" svg:width="1.401cm" svg:height="0.962cm" svg:x="19.557cm" svg:y="7.959cm">
          <draw:text-box>
            <text:p text:style-name="P6"><text:span text:style-name="T4">11</text:span></text:p>
          </draw:text-box>
        </draw:frame>
        <draw:custom-shape draw:style-name="gr6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6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8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8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8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8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8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8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2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3" draw:text-style-name="P8" draw:layer="layout" svg:width="2.644cm" svg:height="1.28cm" svg:x="10.309cm" svg:y="18.555cm">
          <draw:text-box>
            <text:p text:style-name="P3"><text:span text:style-name="T5">[0..5]</text:span></text:p>
          </draw:text-box>
        </draw:frame>
        <draw:frame draw:style-name="gr13" draw:text-style-name="P9" draw:layer="layout" svg:width="4.011cm" svg:height="1.204cm" svg:x="14.009cm" svg:y="18.555cm">
          <draw:text-box>
            <text:p text:style-name="P9"><text:span text:style-name="T6">sum = 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42:41.967400986</dc:date>
    <dc:creator>elucterio </dc:creator>
    <meta:editing-duration>P1DT1H40M13S</meta:editing-duration>
    <meta:editing-cycles>43</meta:editing-cycles>
    <meta:generator>LibreOffice/4.2.8.2$Linux_X86_64 LibreOffice_project/420m0$Build-2</meta:generator>
    <meta:document-statistic meta:object-count="76"/>
  </office:meta>
</office:document-meta>
</file>